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ainerEntityManagerFactoryIntegrationTests.testEntityManagerProxyRejectsProgrammaticTxMana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ainerEntityManagerFactoryIntegrationTests.testJdbcTx1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EntityManagerFactoryIntegrationTests.testInstantiateAndSave( EntityManager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ntainerEntityManagerFactoryIntegrationTests.insertPerson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ainerEntityManagerFactoryIntegrationTests.testEntityManagerFactoryImplementsEntityManagerFactory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ntainerEntityManagerFactoryIntegrationTests.testQueryNoPers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ainerEntityManagerFactoryIntegrationTests.testQueryNoPersonsNot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ntainerEntityManagerFactoryIntegrationTests.testEntityManagerProxyIs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ntainerEntityManagerFactoryIntegrationTests.testCanSerializeProx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ainerEntityManagerFactoryIntegrationTests.testGetReferenceWhenNo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ainerEntityManagerFactoryIntegrationTests.testJdbcTx1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EntityManagerFactoryIntegrationTests.testJdbcTx1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EntityManagerFactoryIntegrationTests.testInstantiateAndSaveWithSharedEm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EntityManagerFactoryIntegrationTests.testMultiple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ntainerEntityManagerFactoryIntegrationTests.testQueryNoPersonsSharedNot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ContainerEntityManagerFactoryIntegrationTests.testLazyLoa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ContainerEntityManagerFactoryIntegrationTests.testJdbcTx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ainerEntityManagerFactoryIntegrationTests.testBogus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ntainerEntityManagerFactoryIntegrationTests.testQueryNoPersonsSh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ainerEntityManagerFactoryIntegrationTests.testState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